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3f1" officeooo:paragraph-rsid="0016e3f1"/>
    </style:style>
    <style:style style:name="P2" style:family="paragraph" style:parent-style-name="Standard">
      <style:text-properties officeooo:rsid="0016e3f1" officeooo:paragraph-rsid="0018bd37"/>
    </style:style>
    <style:style style:name="P3" style:family="paragraph" style:parent-style-name="Standard">
      <style:text-properties officeooo:rsid="0016e3f1" officeooo:paragraph-rsid="001958eb"/>
    </style:style>
    <style:style style:name="P4" style:family="paragraph" style:parent-style-name="Standard">
      <style:text-properties officeooo:rsid="0016e3f1" officeooo:paragraph-rsid="001d5f6e"/>
    </style:style>
    <style:style style:name="P5" style:family="paragraph" style:parent-style-name="Standard">
      <style:text-properties officeooo:rsid="0018bd37" officeooo:paragraph-rsid="0018bd37"/>
    </style:style>
    <style:style style:name="P6" style:family="paragraph" style:parent-style-name="Standard">
      <style:text-properties fo:color="#00a933" loext:opacity="100%" officeooo:rsid="001d5f6e" officeooo:paragraph-rsid="001d5f6e"/>
    </style:style>
    <style:style style:name="P7" style:family="paragraph" style:parent-style-name="Standard">
      <style:text-properties fo:color="#00a933" loext:opacity="100%" officeooo:rsid="001d8719" officeooo:paragraph-rsid="001d8719"/>
    </style:style>
    <style:style style:name="P8" style:family="paragraph" style:parent-style-name="Standard">
      <style:paragraph-properties>
        <style:tab-stops>
          <style:tab-stop style:position="6.242cm"/>
        </style:tab-stops>
      </style:paragraph-properties>
      <style:text-properties style:text-line-through-style="none" style:text-line-through-type="none" officeooo:rsid="0016e3f1" officeooo:paragraph-rsid="001d5f6e"/>
    </style:style>
    <style:style style:name="T1" style:family="text">
      <style:text-properties officeooo:rsid="0018bd37"/>
    </style:style>
    <style:style style:name="T2" style:family="text">
      <style:text-properties officeooo:rsid="001958eb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style:text-line-through-style="solid" style:text-line-through-type="single"/>
    </style:style>
    <style:style style:name="T5" style:family="text">
      <style:text-properties fo:color="#00a933" loext:opacity="100%" style:text-line-through-style="solid" style:text-line-through-type="single" style:text-underline-style="none"/>
    </style:style>
    <style:style style:name="T6" style:family="text">
      <style:text-properties fo:color="#00a933" loext:opacity="100%" style:text-line-through-style="solid" style:text-line-through-type="single" officeooo:rsid="001958eb"/>
    </style:style>
    <style:style style:name="T7" style:family="text">
      <style:text-properties fo:color="#00a933" loext:opacity="100%" style:text-line-through-style="none" style:text-line-through-type="none"/>
    </style:style>
    <style:style style:name="T8" style:family="text">
      <style:text-properties fo:color="#00a933" loext:opacity="100%" style:text-line-through-style="none" style:text-line-through-type="none" officeooo:rsid="001958eb"/>
    </style:style>
    <style:style style:name="T9" style:family="text">
      <style:text-properties fo:color="#00a933" loext:opacity="100%" style:text-line-through-style="none" style:text-line-through-type="none" officeooo:rsid="0018bd37"/>
    </style:style>
    <style:style style:name="T10" style:family="text">
      <style:text-properties fo:color="#00a933" loext:opacity="100%" style:text-line-through-style="none" style:text-line-through-type="none" officeooo:rsid="001b4a05"/>
    </style:style>
    <style:style style:name="T11" style:family="text">
      <style:text-properties fo:color="#00a933" loext:opacity="100%" officeooo:rsid="001958eb"/>
    </style:style>
    <style:style style:name="T12" style:family="text">
      <style:text-properties fo:color="#00a933" loext:opacity="100%" officeooo:rsid="001b4a05"/>
    </style:style>
    <style:style style:name="T13" style:family="text">
      <style:text-properties fo:color="#00a933" loext:opacity="100%" officeooo:rsid="0018bd37"/>
    </style:style>
    <style:style style:name="T14" style:family="text">
      <style:text-properties fo:color="#00a933" loext:opacity="100%" officeooo:rsid="001cd60d"/>
    </style:style>
    <style:style style:name="T15" style:family="text">
      <style:text-properties fo:color="#00a933" loext:opacity="100%" officeooo:rsid="001d5f6e"/>
    </style:style>
    <style:style style:name="T16" style:family="text">
      <style:text-properties fo:color="#00a933" loext:opacity="100%" officeooo:rsid="001d8719"/>
    </style:style>
    <style:style style:name="T17" style:family="text">
      <style:text-properties fo:color="#00a933" loext:opacity="100%" officeooo:rsid="001daa20"/>
    </style:style>
    <style:style style:name="T18" style:family="text">
      <style:text-properties fo:color="#00a933" loext:opacity="100%" officeooo:rsid="001fa520"/>
    </style:style>
    <style:style style:name="T19" style:family="text">
      <style:text-properties fo:color="#00a933" loext:opacity="100%" officeooo:rsid="001ff61f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officeooo:rsid="001958eb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1958eb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text-line-through-style="none" style:text-line-through-type="none"/>
    </style:style>
    <style:style style:name="T26" style:family="text">
      <style:text-properties fo:color="#000000" loext:opacity="100%" style:text-line-through-style="none" style:text-line-through-type="none" officeooo:rsid="001b4a05"/>
    </style:style>
    <style:style style:name="T27" style:family="text">
      <style:text-properties officeooo:rsid="001cd60d"/>
    </style:style>
    <style:style style:name="T28" style:family="text">
      <style:text-properties officeooo:rsid="001d5f6e"/>
    </style:style>
    <style:style style:name="T29" style:family="text">
      <style:text-properties fo:color="#ff0000" loext:opacity="100%"/>
    </style:style>
    <style:style style:name="T30" style:family="text">
      <style:text-properties fo:color="#ff0000" loext:opacity="100%" style:text-line-through-style="solid" style:text-line-through-type="single"/>
    </style:style>
    <style:style style:name="T31" style:family="text">
      <style:text-properties fo:color="#ff0000" loext:opacity="100%" officeooo:rsid="001d5f6e"/>
    </style:style>
    <style:style style:name="T32" style:family="text">
      <style:text-properties fo:color="#ff0000" loext:opacity="100%" officeooo:rsid="001958eb"/>
    </style:style>
    <style:style style:name="T33" style:family="text">
      <style:text-properties fo:color="#ff0000" loext:opacity="100%" officeooo:rsid="001d8719"/>
    </style:style>
    <style:style style:name="T34" style:family="text">
      <style:text-properties fo:color="#ff0000" loext:opacity="100%" officeooo:rsid="001ff61f"/>
    </style:style>
    <style:style style:name="T35" style:family="text">
      <style:text-properties officeooo:rsid="001fa520"/>
    </style:style>
    <style:style style:name="T36" style:family="text">
      <style:text-properties officeooo:rsid="001ff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áles son los diferentes tipos de familias ¿</text:p>
      <text:p text:style-name="P1"/>
      <text:p text:style-name="P3">Hay muchos tipos de familias <text:span text:style-name="T4">po</text:span><text:span text:style-name="T5">r ejemplo </text:span><text:span text:style-name="T7">: </text:span><text:span text:style-name="T22">biparentales, </text:span><text:span text:style-name="T23">(</text:span><text:span text:style-name="T22">que son </text:span><text:span text:style-name="T25">famil</text:span><text:span text:style-name="T8">i</text:span><text:span text:style-name="T25">as</text:span><text:span text:style-name="T8">)</text:span><text:span text:style-name="T22"> </text:span><text:span text:style-name="T4">solamente</text:span><text:span text:style-name="T7"> </text:span><text:span text:style-name="T8">(pero)</text:span> con varones o mujeres, reconstituidas, <text:span text:style-name="T20">con una madre o </text:span><text:span text:style-name="T6">un</text:span><text:span text:style-name="T21"> </text:span><text:span text:style-name="T20">padre que se vuelven a </text:span><text:span text:style-name="T22">casarse, </text:span><text:span text:style-name="T7">adopti</text:span><text:span text:style-name="T9">v</text:span><text:span text:style-name="T10">a</text:span><text:span text:style-name="T7">s</text:span><text:span text:style-name="T22">, </text:span><text:span text:style-name="T10">en las cuales los niños no son los hijos biologícos de los padres</text:span><text:span text:style-name="T26">, </text:span><text:span text:style-name="T24">acogida</text:span><text:span text:style-name="T12">s, </text:span>que son parejas que acogen <text:span text:style-name="T12">a </text:span>un huerfano, <text:span text:style-name="T1">monoparent</text:span><text:span text:style-name="T12">ales, </text:span><text:span text:style-name="T14">que tiene un único padre o una única madre.</text:span></text:p>
      <text:p text:style-name="P2"><text:span text:style-name="T1">Según yo, </text:span><text:span text:style-name="T27">las</text:span> par<text:span text:style-name="T1">e</text:span>j<text:span text:style-name="T1">as</text:span><text:span text:style-name="T27"> s</text:span>in hijos<text:span text:style-name="T1">, </text:span><text:span text:style-name="T27">o </text:span><text:span text:style-name="T14">los que solo tienen una mascota,</text:span><text:span text:style-name="T13"> </text:span><text:span text:style-name="T14">personas solas, no son</text:span> familia<text:span text:style-name="T14">s.</text:span> <text:span text:style-name="T4">en ese contexto</text:span>. Por supuesto, <text:span text:style-name="T15">todos hacemos parte de una familia </text:span><text:span text:style-name="T28">(</text:span>somos todos un familia<text:span text:style-name="T28">)</text:span> porque<text:span text:style-name="T3"> </text:span><text:span text:style-name="T15">todos</text:span><text:span text:style-name="T3"> </text:span><text:span text:style-name="T15">tenemos</text:span> padres.</text:p>
      <text:p text:style-name="P4"><text:span text:style-name="T28">(</text:span>Todas <text:span text:style-name="T15">las </text:span>familias son <text:span text:style-name="T3">únicas</text:span><text:span text:style-name="T15">) Cada familia es única</text:span>, todos tienen sus <text:span text:style-name="T3">costumbres</text:span> y sus maneras de vivir y <text:span text:style-name="T18">ninguna</text:span> <text:span text:style-name="T15">f</text:span>amilia<text:span text:style-name="T29"> </text:span><text:span text:style-name="T31">es idéntica</text:span><text:span text:style-name="T29"> </text:span><text:span text:style-name="T30">resemblar</text:span> a <text:span text:style-name="T15">otra</text:span> familia.</text:p>
      <text:p text:style-name="P4"/>
      <text:p text:style-name="P8"><text:span text:style-name="T35">(</text:span>Para concluir, no hay una <text:span text:style-name="T16">sola </text:span>respuesta,<text:span text:style-name="T3"> </text:span><text:span text:style-name="T17">cada uno tiene</text:span><text:span text:style-name="T13"> </text:span><text:span text:style-name="T1">su</text:span> punto de <text:span text:style-name="T1">vista.</text:span><text:span text:style-name="T35">)</text:span></text:p>
      <text:p text:style-name="P2"/>
      <text:p text:style-name="P7">Son todas las familias iguales¿</text:p>
      <text:p text:style-name="P7"/>
      <text:p text:style-name="P5"><text:span text:style-name="T3">L</text:span><text:span text:style-name="T15">a</text:span><text:span text:style-name="T3">s</text:span> familias no son iguales porque hay familias con <text:span text:style-name="T3">más</text:span> <text:span text:style-name="T3">dinero</text:span> <text:span text:style-name="T15">que otras, </text:span>entonces<text:span text:style-name="T3"> </text:span><text:span text:style-name="T15">sus</text:span><text:span text:style-name="T3"> </text:span>hijos no tienen los mismos <text:span text:style-name="T3">médicos</text:span> o <text:span text:style-name="T3">instrucción</text:span>. Hay familias que no tienen tan<text:span text:style-name="T15">tos</text:span> hijos <text:span text:style-name="T15">como otras</text:span> familias por voluntad o dinero. Y hay <text:span text:style-name="T15">abuelos</text:span><text:span text:style-name="T28">(</text:span>familias <text:span text:style-name="T2">viejas</text:span><text:span text:style-name="T28">)</text:span><text:span text:style-name="T2"> que ve</text:span><text:span text:style-name="T15">n</text:span><text:span text:style-name="T2"> sus nietos y </text:span><text:span text:style-name="T11">otr</text:span><text:span text:style-name="T15">o</text:span><text:span text:style-name="T11">s</text:span><text:span text:style-name="T2"> </text:span><text:span text:style-name="T28">(</text:span><text:span text:style-name="T35">otras</text:span><text:span text:style-name="T28">)</text:span><text:span text:style-name="T2"> que no</text:span><text:span text:style-name="T11"> </text:span><text:span text:style-name="T16">lo</text:span><text:span text:style-name="T11"> </text:span><text:span text:style-name="T2">pueden </text:span><text:span text:style-name="T21">ver sus </text:span><text:span text:style-name="T23">nietos porque</text:span><text:span text:style-name="T2"> </text:span><text:span text:style-name="T11">trabajan</text:span><text:span text:style-name="T2"> o no quieren </text:span><text:span text:style-name="T36">que </text:span><text:span text:style-name="T2">sus nietos</text:span><text:span text:style-name="T32"> </text:span><text:span text:style-name="T19">les roben sus espacios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2:08:25.293575723</meta:creation-date>
    <dc:date>2022-09-28T23:57:39.562739849</dc:date>
    <meta:editing-duration>PT5M21S</meta:editing-duration>
    <meta:editing-cycles>1</meta:editing-cycles>
    <meta:document-statistic meta:table-count="0" meta:image-count="0" meta:object-count="0" meta:page-count="1" meta:paragraph-count="7" meta:word-count="221" meta:character-count="1291" meta:non-whitespace-character-count="1077"/>
    <meta:generator>LibreOffice/7.3.5.2$Linux_X86_64 LibreOffice_project/30$Build-2</meta:generator>
  </office:meta>
</office:document-meta>
</file>